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357" officeooo:paragraph-rsid="00118357"/>
    </style:style>
    <style:style style:name="P2" style:family="paragraph" style:parent-style-name="Standard">
      <style:text-properties officeooo:rsid="0012c64b" officeooo:paragraph-rsid="0012c64b"/>
    </style:style>
    <style:style style:name="P3" style:family="paragraph" style:parent-style-name="Standard">
      <style:text-properties officeooo:rsid="0012d94e" officeooo:paragraph-rsid="00118357"/>
    </style:style>
    <style:style style:name="P4" style:family="paragraph" style:parent-style-name="Text_20_body">
      <style:text-properties officeooo:paragraph-rsid="00118357"/>
    </style:style>
    <style:style style:name="P5" style:family="paragraph" style:parent-style-name="Heading_20_1">
      <style:text-properties officeooo:rsid="00118357" officeooo:paragraph-rsid="00118357"/>
    </style:style>
    <style:style style:name="P6" style:family="paragraph" style:parent-style-name="Heading_20_2">
      <style:text-properties officeooo:rsid="00118357" officeooo:paragraph-rsid="00118357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18357"/>
    </style:style>
    <style:style style:name="T2" style:family="text">
      <style:text-properties officeooo:rsid="0012c64b"/>
    </style:style>
    <style:style style:name="T3" style:family="text">
      <style:text-properties officeooo:rsid="0012d94e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Introduction</text:h>
      <text:h text:style-name="Heading_20_2" text:outline-level="2">Game Summary</text:h>
      <text:p text:style-name="Standard">‘Everything will be alright’ is a short, story-focused horror game about the fears that live within each of us, and how they can be amplified by who and what we interact with.<office:annotation office:name="__Annotation__1_502187067" loext:resolved="false"><dc:creator>Unknown Author</dc:creator><dc:date>2024-07-20T18:05:37.857825382</dc:date><text:p text:style-name="P7"><text:span text:style-name="T4">maybe reword this.</text:span></text:p></office:annotation> <text:span text:style-name="T1">Please play the game before reading this document; the game is about story and atmosphere, and will be less effective if you know what’s coming.</text:span><office:annotation-end office:name="__Annotation__1_502187067"/></text:p>
      <text:h text:style-name="P6" text:outline-level="2">Inspiration</text:h>
      <text:p text:style-name="P1">This game has a number of inspirations. In particular, elements of Undertale, Yume Nikki <text:span text:style-name="T3">and Omori</text:span> jump to mind. <text:span text:style-name="T3">This game definitely has a lot of</text:span></text:p>
      <text:p text:style-name="P1"/>
      <text:p text:style-name="P1">Undertale’s simplistic art style <text:span text:style-name="T2">is one of the key parts of this game being an inspiration; I’m not good with art, especially compared to other elements of game development, so I’m hoping that I can piece together something cohesive enough with a similar styling. </text:span></text:p>
      <text:p text:style-name="P1"/>
      <text:p text:style-name="P2">Omori tells it’s story through still frames depicting events that have happened. The opening cutscene is a good example of what I’m going for, although my own game has a lot more detail in these still images because I have to tell as much about the story as I can in only a few minutes (whereas Omori has a full game to tell it’s story).</text:p>
      <text:p text:style-name="P1"/>
      <text:p text:style-name="P1">I’ve previously made a game more in the weird style of Yume Nikki, and I’m hoping that with this game I can amplify the horror elements of the game, <text:span text:style-name="T2">particularly with things like the boss design</text:span>.</text:p>
      <text:p text:style-name="P3"/>
      <text:p text:style-name="P1"/>
      <text:h text:style-name="P6" text:outline-level="2" text:is-list-header="true"><text:soft-page-break/></text:h>
      <text:h text:style-name="P6" text:outline-level="2">Player Experience</text:h>
      <text:h text:style-name="P6" text:outline-level="2">Platform</text:h>
      <text:h text:style-name="P6" text:outline-level="2">Development Software</text:h>
      <text:h text:style-name="P6" text:outline-level="2">Genre</text:h>
      <text:h text:style-name="P6" text:outline-level="2">Target Audience</text:h>
      <text:h text:style-name="P5" text:outline-level="1">Concept</text:h>
      <text:h text:style-name="P6" text:outline-level="2">Gameplay Overview</text:h>
      <text:h text:style-name="P6" text:outline-level="2">Theme Interpretation (Shadows and Alchemy)</text:h>
      <text:h text:style-name="P6" text:outline-level="2">Primary Mechanics</text:h>
      <text:h text:style-name="P6" text:outline-level="2">Secondary Mechanics</text:h>
      <text:h text:style-name="P5" text:outline-level="1">Art</text:h>
      <text:h text:style-name="P6" text:outline-level="2">Theme Interpretation</text:h>
      <text:h text:style-name="P6" text:outline-level="2">Design</text:h>
      <text:h text:style-name="P5" text:outline-level="1">Audio</text:h>
      <text:h text:style-name="P6" text:outline-level="2">Music</text:h>
      <text:h text:style-name="P6" text:outline-level="2">Sound Effects</text:h>
      <text:h text:style-name="P5" text:outline-level="1">Game Experience</text:h>
      <text:h text:style-name="P6" text:outline-level="2">UI</text:h>
      <text:h text:style-name="P6" text:outline-level="2">Controls</text:h>
      <text:h text:style-name="P5" text:outline-level="1"><text:soft-page-break/>Development Timeline</text:h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1T20:04:15.228843777</meta:creation-date>
    <meta:editing-duration>PT3H6M43S</meta:editing-duration>
    <meta:editing-cycles>2</meta:editing-cycles>
    <meta:generator>LibreOffice/7.3.7.2$Linux_X86_64 LibreOffice_project/30$Build-2</meta:generator>
    <dc:date>2024-07-21T23:21:04.394558532</dc:date>
    <meta:document-statistic meta:table-count="0" meta:image-count="0" meta:object-count="0" meta:page-count="3" meta:paragraph-count="28" meta:word-count="266" meta:character-count="1561" meta:non-whitespace-character-count="1322"/>
  </office:meta>
</office:document-meta>
</file>